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4171e"/>
    </style:style>
    <style:style style:name="P2" style:family="paragraph" style:parent-style-name="Text_20_body" style:list-style-name="L1">
      <style:text-properties officeooo:paragraph-rsid="00143e28"/>
    </style:style>
    <style:style style:name="P3" style:family="paragraph" style:parent-style-name="Text_20_body">
      <style:text-properties officeooo:paragraph-rsid="00143e28"/>
    </style:style>
    <style:style style:name="T1" style:family="text">
      <style:text-properties officeooo:rsid="001369de"/>
    </style:style>
    <style:style style:name="T2" style:family="text">
      <style:text-properties officeooo:rsid="0014171e"/>
    </style:style>
    <style:style style:name="T3" style:family="text">
      <style:text-properties officeooo:rsid="00143e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No conformidades</text:span></text:h>
      <text:p text:style-name="P3"><text:span text:style-name="T3">Gestión de citas</text:span></text:p>
      <text:list xml:id="list1227199633" text:style-name="L1">
        <text:list-item>
          <text:p text:style-name="P1"><text:span text:style-name="T2">En la gestión de cita, que por defecto tome la especialidad del doctor que se escoge</text:span></text:p>
        </text:list-item>
        <text:list-item>
          <text:p text:style-name="P2"><text:span text:style-name="T3">Incluir una gestión de estad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mor </meta:initial-creator>
    <meta:creation-date>2013-03-08T16:18:38</meta:creation-date>
    <dc:date>2013-03-08T17:12:49</dc:date>
    <dc:creator>reymor </dc:creator>
    <meta:editing-duration>PT53M35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4" meta:word-count="28" meta:character-count="149" meta:non-whitespace-character-count="127"/>
  </office:meta>
</office:document-meta>
</file>